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Default"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6.3996814151711" calcext:value-type="float">
            <text:p>6.3996814151711</text:p>
          </table:table-cell>
          <table:table-cell office:value-type="float" office:value="18.4100789517299" calcext:value-type="float">
            <text:p>18.4100789517299</text:p>
          </table:table-cell>
          <table:table-cell office:value-type="float" office:value="10.9958368320484" calcext:value-type="float">
            <text:p>10.9958368320484</text:p>
          </table:table-cell>
          <table:table-cell office:value-type="float" office:value="9.8470390921167" calcext:value-type="float">
            <text:p>9.8470390921167</text:p>
          </table:table-cell>
          <table:table-cell office:value-type="float" office:value="15.9968859557195" calcext:value-type="float">
            <text:p>15.9968859557195</text:p>
          </table:table-cell>
          <table:table-cell office:value-type="float" office:value="4.19738689097527" calcext:value-type="float">
            <text:p>4.19738689097527</text:p>
          </table:table-cell>
          <table:table-cell office:value-type="float" office:value="0.49545765673289" calcext:value-type="float">
            <text:p>0.49545765673289</text:p>
          </table:table-cell>
          <table:table-cell office:value-type="float" office:value="5.11875354463789" calcext:value-type="float">
            <text:p>5.11875354463789</text:p>
          </table:table-cell>
          <table:table-cell office:value-type="float" office:value="13.8589910115153" calcext:value-type="float">
            <text:p>13.8589910115153</text:p>
          </table:table-cell>
          <table:table-cell office:value-type="float" office:value="13.347456874777" calcext:value-type="float">
            <text:p>13.347456874777</text:p>
          </table:table-cell>
          <table:table-cell office:value-type="float" office:value="16.444371531075" calcext:value-type="float">
            <text:p>16.444371531075</text:p>
          </table:table-cell>
          <table:table-cell office:value-type="float" office:value="10.9608369318874" calcext:value-type="float">
            <text:p>10.9608369318874</text:p>
          </table:table-cell>
          <table:table-cell office:value-type="float" office:value="4.08892230683996" calcext:value-type="float">
            <text:p>4.08892230683996</text:p>
          </table:table-cell>
          <table:table-cell office:value-type="float" office:value="4.68511533937158" calcext:value-type="float">
            <text:p>4.68511533937158</text:p>
          </table:table-cell>
          <table:table-cell office:value-type="float" office:value="6.01448041262637" calcext:value-type="float">
            <text:p>6.01448041262637</text:p>
          </table:table-cell>
          <table:table-cell office:value-type="float" office:value="8.69910596115531" calcext:value-type="float">
            <text:p>8.69910596115531</text:p>
          </table:table-cell>
          <table:table-cell office:value-type="float" office:value="14.9831437480319" calcext:value-type="float">
            <text:p>14.9831437480319</text:p>
          </table:table-cell>
          <table:table-cell office:value-type="float" office:value="19.3766490524545" calcext:value-type="float">
            <text:p>19.3766490524545</text:p>
          </table:table-cell>
          <table:table-cell office:value-type="float" office:value="14.1122798588965" calcext:value-type="float">
            <text:p>14.1122798588965</text:p>
          </table:table-cell>
          <table:table-cell office:value-type="float" office:value="2.82235947304547" calcext:value-type="float">
            <text:p>2.82235947304547</text:p>
          </table:table-cell>
          <table:table-cell office:value-type="float" office:value="3.9106527149079" calcext:value-type="float">
            <text:p>3.9106527149079</text:p>
          </table:table-cell>
          <table:table-cell office:value-type="float" office:value="8.27473587686952" calcext:value-type="float">
            <text:p>8.27473587686952</text:p>
          </table:table-cell>
          <table:table-cell office:value-type="float" office:value="5.77796397361496" calcext:value-type="float">
            <text:p>5.77796397361496</text:p>
          </table:table-cell>
          <table:table-cell office:value-type="float" office:value="6.59379190526535" calcext:value-type="float">
            <text:p>6.59379190526535</text:p>
          </table:table-cell>
          <table:table-cell office:value-type="float" office:value="7.20529056499891" calcext:value-type="float">
            <text:p>7.20529056499891</text:p>
          </table:table-cell>
          <table:table-cell office:value-type="float" office:value="8.15685329345389" calcext:value-type="float">
            <text:p>8.15685329345389</text:p>
          </table:table-cell>
          <table:table-cell office:value-type="float" office:value="12.6886818102262" calcext:value-type="float">
            <text:p>12.6886818102262</text:p>
          </table:table-cell>
          <table:table-cell office:value-type="float" office:value="8.04655970194395" calcext:value-type="float">
            <text:p>8.04655970194395</text:p>
          </table:table-cell>
          <table:table-cell office:value-type="float" office:value="5.19846864553117" calcext:value-type="float">
            <text:p>5.19846864553117</text:p>
          </table:table-cell>
          <table:table-cell office:value-type="float" office:value="6.98627467080607" calcext:value-type="float">
            <text:p>6.98627467080607</text:p>
          </table:table-cell>
          <table:table-cell office:value-type="float" office:value="6.10427895617685" calcext:value-type="float">
            <text:p>6.10427895617685</text:p>
          </table:table-cell>
          <table:table-cell office:value-type="float" office:value="8.27700332375311" calcext:value-type="float">
            <text:p>8.27700332375311</text:p>
          </table:table-cell>
          <table:table-cell office:value-type="float" office:value="7.52245964689745" calcext:value-type="float">
            <text:p>7.52245964689745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338557401489378" calcext:value-type="float">
            <text:p>0.0338557401489378</text:p>
          </table:table-cell>
          <table:table-cell office:value-type="float" office:value="0.10817275854953" calcext:value-type="float">
            <text:p>0.10817275854953</text:p>
          </table:table-cell>
          <table:table-cell office:value-type="float" office:value="0.0592030386633944" calcext:value-type="float">
            <text:p>0.0592030386633944</text:p>
          </table:table-cell>
          <table:table-cell office:value-type="float" office:value="0.062861625945205" calcext:value-type="float">
            <text:p>0.062861625945205</text:p>
          </table:table-cell>
          <table:table-cell office:value-type="float" office:value="0.0871158637826854" calcext:value-type="float">
            <text:p>0.0871158637826854</text:p>
          </table:table-cell>
          <table:table-cell office:value-type="float" office:value="0.0396506523807526" calcext:value-type="float">
            <text:p>0.0396506523807526</text:p>
          </table:table-cell>
          <table:table-cell office:value-type="float" office:value="0.00832765421398638" calcext:value-type="float">
            <text:p>0.00832765421398638</text:p>
          </table:table-cell>
          <table:table-cell office:value-type="float" office:value="0.0554838747043307" calcext:value-type="float">
            <text:p>0.0554838747043307</text:p>
          </table:table-cell>
          <table:table-cell office:value-type="float" office:value="0.0753138188972285" calcext:value-type="float">
            <text:p>0.0753138188972285</text:p>
          </table:table-cell>
          <table:table-cell office:value-type="float" office:value="0.0831619856088208" calcext:value-type="float">
            <text:p>0.0831619856088208</text:p>
          </table:table-cell>
          <table:table-cell office:value-type="float" office:value="0.0910293405143655" calcext:value-type="float">
            <text:p>0.0910293405143655</text:p>
          </table:table-cell>
          <table:table-cell office:value-type="float" office:value="0.0772768465669983" calcext:value-type="float">
            <text:p>0.0772768465669983</text:p>
          </table:table-cell>
          <table:table-cell office:value-type="float" office:value="0.0363802532095477" calcext:value-type="float">
            <text:p>0.0363802532095477</text:p>
          </table:table-cell>
          <table:table-cell office:value-type="float" office:value="0.0421810178440093" calcext:value-type="float">
            <text:p>0.0421810178440093</text:p>
          </table:table-cell>
          <table:table-cell office:value-type="float" office:value="0.0540164723793368" calcext:value-type="float">
            <text:p>0.0540164723793368</text:p>
          </table:table-cell>
          <table:table-cell office:value-type="float" office:value="0.0455102578927629" calcext:value-type="float">
            <text:p>0.0455102578927629</text:p>
          </table:table-cell>
          <table:table-cell office:value-type="float" office:value="0.0796528715278623" calcext:value-type="float">
            <text:p>0.0796528715278623</text:p>
          </table:table-cell>
          <table:table-cell office:value-type="float" office:value="0.104415507586458" calcext:value-type="float">
            <text:p>0.104415507586458</text:p>
          </table:table-cell>
          <table:table-cell office:value-type="float" office:value="0.0849011078743981" calcext:value-type="float">
            <text:p>0.0849011078743981</text:p>
          </table:table-cell>
          <table:table-cell office:value-type="float" office:value="0.026543663966556" calcext:value-type="float">
            <text:p>0.026543663966556</text:p>
          </table:table-cell>
          <table:table-cell office:value-type="float" office:value="0.0342851736801922" calcext:value-type="float">
            <text:p>0.0342851736801922</text:p>
          </table:table-cell>
          <table:table-cell office:value-type="float" office:value="0.0455266490410309" calcext:value-type="float">
            <text:p>0.0455266490410309</text:p>
          </table:table-cell>
          <table:table-cell office:value-type="float" office:value="0.0466658692651218" calcext:value-type="float">
            <text:p>0.0466658692651218</text:p>
          </table:table-cell>
          <table:table-cell office:value-type="float" office:value="0.0472585821486172" calcext:value-type="float">
            <text:p>0.0472585821486172</text:p>
          </table:table-cell>
          <table:table-cell office:value-type="float" office:value="0.0386810689771507" calcext:value-type="float">
            <text:p>0.0386810689771507</text:p>
          </table:table-cell>
          <table:table-cell office:value-type="float" office:value="0.0684488989335726" calcext:value-type="float">
            <text:p>0.0684488989335726</text:p>
          </table:table-cell>
          <table:table-cell office:value-type="float" office:value="0.0759615002665122" calcext:value-type="float">
            <text:p>0.0759615002665122</text:p>
          </table:table-cell>
          <table:table-cell office:value-type="float" office:value="0.0470570660995078" calcext:value-type="float">
            <text:p>0.0470570660995078</text:p>
          </table:table-cell>
          <table:table-cell office:value-type="float" office:value="0.0479064265914508" calcext:value-type="float">
            <text:p>0.0479064265914508</text:p>
          </table:table-cell>
          <table:table-cell office:value-type="float" office:value="0.0366061789441785" calcext:value-type="float">
            <text:p>0.0366061789441785</text:p>
          </table:table-cell>
          <table:table-cell office:value-type="float" office:value="0.0558609124339437" calcext:value-type="float">
            <text:p>0.0558609124339437</text:p>
          </table:table-cell>
          <table:table-cell office:value-type="float" office:value="0.0624231200196799" calcext:value-type="float">
            <text:p>0.0624231200196799</text:p>
          </table:table-cell>
          <table:table-cell office:value-type="float" office:value="0.0477173190076919" calcext:value-type="float">
            <text:p>0.0477173190076919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0378127185856" calcext:value-type="float">
            <text:p>6.0378127185856</text:p>
          </table:table-cell>
          <table:table-cell office:value-type="float" office:value="17.4037691563572" calcext:value-type="float">
            <text:p>17.4037691563572</text:p>
          </table:table-cell>
          <table:table-cell office:value-type="float" office:value="10.5711249139543" calcext:value-type="float">
            <text:p>10.5711249139543</text:p>
          </table:table-cell>
          <table:table-cell office:value-type="float" office:value="9.29203020047789" calcext:value-type="float">
            <text:p>9.29203020047789</text:p>
          </table:table-cell>
          <table:table-cell office:value-type="float" office:value="15.4778241049429" calcext:value-type="float">
            <text:p>15.4778241049429</text:p>
          </table:table-cell>
          <table:table-cell office:value-type="float" office:value="3.64999415576013" calcext:value-type="float">
            <text:p>3.64999415576013</text:p>
          </table:table-cell>
          <table:table-cell office:value-type="float" office:value="0.364190559763818" calcext:value-type="float">
            <text:p>0.364190559763818</text:p>
          </table:table-cell>
          <table:table-cell office:value-type="float" office:value="4.51884771653053" calcext:value-type="float">
            <text:p>4.51884771653053</text:p>
          </table:table-cell>
          <table:table-cell office:value-type="float" office:value="13.3633001819925" calcext:value-type="float">
            <text:p>13.3633001819925</text:p>
          </table:table-cell>
          <table:table-cell office:value-type="float" office:value="12.8668271680736" calcext:value-type="float">
            <text:p>12.8668271680736</text:p>
          </table:table-cell>
          <table:table-cell office:value-type="float" office:value="14.9501760013637" calcext:value-type="float">
            <text:p>14.9501760013637</text:p>
          </table:table-cell>
          <table:table-cell office:value-type="float" office:value="10.5437993175777" calcext:value-type="float">
            <text:p>10.5437993175777</text:p>
          </table:table-cell>
          <table:table-cell office:value-type="float" office:value="3.73575553109322" calcext:value-type="float">
            <text:p>3.73575553109322</text:p>
          </table:table-cell>
          <table:table-cell office:value-type="float" office:value="4.34847164138456" calcext:value-type="float">
            <text:p>4.34847164138456</text:p>
          </table:table-cell>
          <table:table-cell office:value-type="float" office:value="5.55957276605791" calcext:value-type="float">
            <text:p>5.55957276605791</text:p>
          </table:table-cell>
          <table:table-cell office:value-type="float" office:value="8.09683382781812" calcext:value-type="float">
            <text:p>8.09683382781812</text:p>
          </table:table-cell>
          <table:table-cell office:value-type="float" office:value="13.46317004951" calcext:value-type="float">
            <text:p>13.46317004951</text:p>
          </table:table-cell>
          <table:table-cell office:value-type="float" office:value="18.0548060676464" calcext:value-type="float">
            <text:p>18.0548060676464</text:p>
          </table:table-cell>
          <table:table-cell office:value-type="float" office:value="13.8500734502096" calcext:value-type="float">
            <text:p>13.8500734502096</text:p>
          </table:table-cell>
          <table:table-cell office:value-type="float" office:value="2.50451485865375" calcext:value-type="float">
            <text:p>2.50451485865375</text:p>
          </table:table-cell>
          <table:table-cell office:value-type="float" office:value="3.53847540216188" calcext:value-type="float">
            <text:p>3.53847540216188</text:p>
          </table:table-cell>
          <table:table-cell office:value-type="float" office:value="8.11615861210126" calcext:value-type="float">
            <text:p>8.11615861210126</text:p>
          </table:table-cell>
          <table:table-cell office:value-type="float" office:value="5.43230054381945" calcext:value-type="float">
            <text:p>5.43230054381945</text:p>
          </table:table-cell>
          <table:table-cell office:value-type="float" office:value="6.13987535330297" calcext:value-type="float">
            <text:p>6.13987535330297</text:p>
          </table:table-cell>
          <table:table-cell office:value-type="float" office:value="6.87824085844454" calcext:value-type="float">
            <text:p>6.87824085844454</text:p>
          </table:table-cell>
          <table:table-cell office:value-type="float" office:value="7.6508887600211" calcext:value-type="float">
            <text:p>7.6508887600211</text:p>
          </table:table-cell>
          <table:table-cell office:value-type="float" office:value="12.3251429082983" calcext:value-type="float">
            <text:p>12.3251429082983</text:p>
          </table:table-cell>
          <table:table-cell office:value-type="float" office:value="7.84043371572993" calcext:value-type="float">
            <text:p>7.84043371572993</text:p>
          </table:table-cell>
          <table:table-cell office:value-type="float" office:value="4.75459937809716" calcext:value-type="float">
            <text:p>4.75459937809716</text:p>
          </table:table-cell>
          <table:table-cell office:value-type="float" office:value="6.4963939150684" calcext:value-type="float">
            <text:p>6.4963939150684</text:p>
          </table:table-cell>
          <table:table-cell office:value-type="float" office:value="5.72699712183362" calcext:value-type="float">
            <text:p>5.72699712183362</text:p>
          </table:table-cell>
          <table:table-cell office:value-type="float" office:value="7.90622442526227" calcext:value-type="float">
            <text:p>7.90622442526227</text:p>
          </table:table-cell>
          <table:table-cell office:value-type="float" office:value="7.10341257419429" calcext:value-type="float">
            <text:p>7.10341257419429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04083671415994" calcext:value-type="float">
            <text:p>1.04083671415994</text:p>
          </table:table-cell>
          <table:table-cell office:value-type="float" office:value="1.79021239826604" calcext:value-type="float">
            <text:p>1.79021239826604</text:p>
          </table:table-cell>
          <table:table-cell office:value-type="float" office:value="1.27525417359444" calcext:value-type="float">
            <text:p>1.27525417359444</text:p>
          </table:table-cell>
          <table:table-cell office:value-type="float" office:value="1.11419170905718" calcext:value-type="float">
            <text:p>1.11419170905718</text:p>
          </table:table-cell>
          <table:table-cell office:value-type="float" office:value="0.975496282402893" calcext:value-type="float">
            <text:p>0.975496282402893</text:p>
          </table:table-cell>
          <table:table-cell office:value-type="float" office:value="0.300230567366928" calcext:value-type="float">
            <text:p>0.300230567366928</text:p>
          </table:table-cell>
          <table:table-cell office:value-type="float" office:value="0.0438832831957074" calcext:value-type="float">
            <text:p>0.0438832831957074</text:p>
          </table:table-cell>
          <table:table-cell office:value-type="float" office:value="0.399065211565293" calcext:value-type="float">
            <text:p>0.399065211565293</text:p>
          </table:table-cell>
          <table:table-cell office:value-type="float" office:value="1.08149185588492" calcext:value-type="float">
            <text:p>1.08149185588492</text:p>
          </table:table-cell>
          <table:table-cell office:value-type="float" office:value="1.50000513117263" calcext:value-type="float">
            <text:p>1.50000513117263</text:p>
          </table:table-cell>
          <table:table-cell office:value-type="float" office:value="4.14771464578106" calcext:value-type="float">
            <text:p>4.14771464578106</text:p>
          </table:table-cell>
          <table:table-cell office:value-type="float" office:value="1.10124105138028" calcext:value-type="float">
            <text:p>1.10124105138028</text:p>
          </table:table-cell>
          <table:table-cell office:value-type="float" office:value="0.353969914682204" calcext:value-type="float">
            <text:p>0.353969914682204</text:p>
          </table:table-cell>
          <table:table-cell office:value-type="float" office:value="0.367554824154682" calcext:value-type="float">
            <text:p>0.367554824154682</text:p>
          </table:table-cell>
          <table:table-cell office:value-type="float" office:value="0.349971800254076" calcext:value-type="float">
            <text:p>0.349971800254076</text:p>
          </table:table-cell>
          <table:table-cell office:value-type="float" office:value="0.48387936016711" calcext:value-type="float">
            <text:p>0.48387936016711</text:p>
          </table:table-cell>
          <table:table-cell office:value-type="float" office:value="4.20881923240832" calcext:value-type="float">
            <text:p>4.20881923240832</text:p>
          </table:table-cell>
          <table:table-cell office:value-type="float" office:value="2.7584133879053" calcext:value-type="float">
            <text:p>2.7584133879053</text:p>
          </table:table-cell>
          <table:table-cell office:value-type="float" office:value="1.56010689708273" calcext:value-type="float">
            <text:p>1.56010689708273</text:p>
          </table:table-cell>
          <table:table-cell office:value-type="float" office:value="0.235722610209689" calcext:value-type="float">
            <text:p>0.235722610209689</text:p>
          </table:table-cell>
          <table:table-cell office:value-type="float" office:value="0.301916888432692" calcext:value-type="float">
            <text:p>0.301916888432692</text:p>
          </table:table-cell>
          <table:table-cell office:value-type="float" office:value="0.564104990560775" calcext:value-type="float">
            <text:p>0.564104990560775</text:p>
          </table:table-cell>
          <table:table-cell office:value-type="float" office:value="0.574782644130358" calcext:value-type="float">
            <text:p>0.574782644130358</text:p>
          </table:table-cell>
          <table:table-cell office:value-type="float" office:value="0.592822451239373" calcext:value-type="float">
            <text:p>0.592822451239373</text:p>
          </table:table-cell>
          <table:table-cell office:value-type="float" office:value="0.63710104525661" calcext:value-type="float">
            <text:p>0.63710104525661</text:p>
          </table:table-cell>
          <table:table-cell office:value-type="float" office:value="1.09821245312882" calcext:value-type="float">
            <text:p>1.09821245312882</text:p>
          </table:table-cell>
          <table:table-cell office:value-type="float" office:value="1.34705526801608" calcext:value-type="float">
            <text:p>1.34705526801608</text:p>
          </table:table-cell>
          <table:table-cell office:value-type="float" office:value="0.579281183510789" calcext:value-type="float">
            <text:p>0.579281183510789</text:p>
          </table:table-cell>
          <table:table-cell office:value-type="float" office:value="0.384612553186477" calcext:value-type="float">
            <text:p>0.384612553186477</text:p>
          </table:table-cell>
          <table:table-cell office:value-type="float" office:value="0.308286826333942" calcext:value-type="float">
            <text:p>0.308286826333942</text:p>
          </table:table-cell>
          <table:table-cell office:value-type="float" office:value="0.793334749341552" calcext:value-type="float">
            <text:p>0.793334749341552</text:p>
          </table:table-cell>
          <table:table-cell office:value-type="float" office:value="0.720576934029149" calcext:value-type="float">
            <text:p>0.720576934029149</text:p>
          </table:table-cell>
          <table:table-cell office:value-type="float" office:value="0.775903031391384" calcext:value-type="float">
            <text:p>0.775903031391384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28848039970337" calcext:value-type="float">
            <text:p>2.28848039970337</text:p>
          </table:table-cell>
          <table:table-cell office:value-type="float" office:value="4.22970475940386" calcext:value-type="float">
            <text:p>4.22970475940386</text:p>
          </table:table-cell>
          <table:table-cell office:value-type="float" office:value="2.8713615654665" calcext:value-type="float">
            <text:p>2.8713615654665</text:p>
          </table:table-cell>
          <table:table-cell office:value-type="float" office:value="3.04368955770579" calcext:value-type="float">
            <text:p>3.04368955770579</text:p>
          </table:table-cell>
          <table:table-cell office:value-type="float" office:value="2.59430213690937" calcext:value-type="float">
            <text:p>2.59430213690937</text:p>
          </table:table-cell>
          <table:table-cell office:value-type="float" office:value="1.64348746747793" calcext:value-type="float">
            <text:p>1.64348746747793</text:p>
          </table:table-cell>
          <table:table-cell office:value-type="float" office:value="0.484912928999597" calcext:value-type="float">
            <text:p>0.484912928999597</text:p>
          </table:table-cell>
          <table:table-cell office:value-type="float" office:value="2.17067614753555" calcext:value-type="float">
            <text:p>2.17067614753555</text:p>
          </table:table-cell>
          <table:table-cell office:value-type="float" office:value="2.79393272597493" calcext:value-type="float">
            <text:p>2.79393272597493</text:p>
          </table:table-cell>
          <table:table-cell office:value-type="float" office:value="4.11300117230764" calcext:value-type="float">
            <text:p>4.11300117230764</text:p>
          </table:table-cell>
          <table:table-cell office:value-type="float" office:value="4.11491312982356" calcext:value-type="float">
            <text:p>4.11491312982356</text:p>
          </table:table-cell>
          <table:table-cell office:value-type="float" office:value="3.41488203833953" calcext:value-type="float">
            <text:p>3.41488203833953</text:p>
          </table:table-cell>
          <table:table-cell office:value-type="float" office:value="1.59846309117996" calcext:value-type="float">
            <text:p>1.59846309117996</text:p>
          </table:table-cell>
          <table:table-cell office:value-type="float" office:value="1.59373359192703" calcext:value-type="float">
            <text:p>1.59373359192703</text:p>
          </table:table-cell>
          <table:table-cell office:value-type="float" office:value="1.72374226229446" calcext:value-type="float">
            <text:p>1.72374226229446</text:p>
          </table:table-cell>
          <table:table-cell office:value-type="float" office:value="1.19535771579063" calcext:value-type="float">
            <text:p>1.19535771579063</text:p>
          </table:table-cell>
          <table:table-cell office:value-type="float" office:value="3.93043627728826" calcext:value-type="float">
            <text:p>3.93043627728826</text:p>
          </table:table-cell>
          <table:table-cell office:value-type="float" office:value="4.61338713686051" calcext:value-type="float">
            <text:p>4.61338713686051</text:p>
          </table:table-cell>
          <table:table-cell office:value-type="float" office:value="3.61898350754275" calcext:value-type="float">
            <text:p>3.61898350754275</text:p>
          </table:table-cell>
          <table:table-cell office:value-type="float" office:value="1.10311450875701" calcext:value-type="float">
            <text:p>1.10311450875701</text:p>
          </table:table-cell>
          <table:table-cell office:value-type="float" office:value="1.31916974543542" calcext:value-type="float">
            <text:p>1.31916974543542</text:p>
          </table:table-cell>
          <table:table-cell office:value-type="float" office:value="1.32287963032521" calcext:value-type="float">
            <text:p>1.32287963032521</text:p>
          </table:table-cell>
          <table:table-cell office:value-type="float" office:value="2.13322431729253" calcext:value-type="float">
            <text:p>2.13322431729253</text:p>
          </table:table-cell>
          <table:table-cell office:value-type="float" office:value="2.09699795998719" calcext:value-type="float">
            <text:p>2.09699795998719</text:p>
          </table:table-cell>
          <table:table-cell office:value-type="float" office:value="1.72298951768988" calcext:value-type="float">
            <text:p>1.72298951768988</text:p>
          </table:table-cell>
          <table:table-cell office:value-type="float" office:value="3.66459015469624" calcext:value-type="float">
            <text:p>3.66459015469624</text:p>
          </table:table-cell>
          <table:table-cell office:value-type="float" office:value="3.18356818503288" calcext:value-type="float">
            <text:p>3.18356818503288</text:p>
          </table:table-cell>
          <table:table-cell office:value-type="float" office:value="1.57001753157728" calcext:value-type="float">
            <text:p>1.57001753157728</text:p>
          </table:table-cell>
          <table:table-cell office:value-type="float" office:value="1.81513012945666" calcext:value-type="float">
            <text:p>1.81513012945666</text:p>
          </table:table-cell>
          <table:table-cell office:value-type="float" office:value="1.07410027374071" calcext:value-type="float">
            <text:p>1.07410027374071</text:p>
          </table:table-cell>
          <table:table-cell office:value-type="float" office:value="3.35013856738507" calcext:value-type="float">
            <text:p>3.35013856738507</text:p>
          </table:table-cell>
          <table:table-cell office:value-type="float" office:value="2.28470720543233" calcext:value-type="float">
            <text:p>2.28470720543233</text:p>
          </table:table-cell>
          <table:table-cell office:value-type="float" office:value="2.32576151637491" calcext:value-type="float">
            <text:p>2.32576151637491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3.95065922042908" calcext:value-type="float">
            <text:p>3.95065922042908</text:p>
          </table:table-cell>
          <table:table-cell office:value-type="float" office:value="10.8134583414308" calcext:value-type="float">
            <text:p>10.8134583414308</text:p>
          </table:table-cell>
          <table:table-cell office:value-type="float" office:value="6.30891082939583" calcext:value-type="float">
            <text:p>6.30891082939583</text:p>
          </table:table-cell>
          <table:table-cell office:value-type="float" office:value="5.95756629152111" calcext:value-type="float">
            <text:p>5.95756629152111</text:p>
          </table:table-cell>
          <table:table-cell office:value-type="float" office:value="8.16719632003887" calcext:value-type="float">
            <text:p>8.16719632003887</text:p>
          </table:table-cell>
          <table:table-cell office:value-type="float" office:value="3.70651634890733" calcext:value-type="float">
            <text:p>3.70651634890733</text:p>
          </table:table-cell>
          <table:table-cell office:value-type="float" office:value="0.875498317219973" calcext:value-type="float">
            <text:p>0.875498317219973</text:p>
          </table:table-cell>
          <table:table-cell office:value-type="float" office:value="5.37145055664843" calcext:value-type="float">
            <text:p>5.37145055664843</text:p>
          </table:table-cell>
          <table:table-cell office:value-type="float" office:value="7.62075234964379" calcext:value-type="float">
            <text:p>7.62075234964379</text:p>
          </table:table-cell>
          <table:table-cell office:value-type="float" office:value="8.49946144399932" calcext:value-type="float">
            <text:p>8.49946144399932</text:p>
          </table:table-cell>
          <table:table-cell office:value-type="float" office:value="10.0882444588298" calcext:value-type="float">
            <text:p>10.0882444588298</text:p>
          </table:table-cell>
          <table:table-cell office:value-type="float" office:value="7.17375825477908" calcext:value-type="float">
            <text:p>7.17375825477908</text:p>
          </table:table-cell>
          <table:table-cell office:value-type="float" office:value="3.55482928445482" calcext:value-type="float">
            <text:p>3.55482928445482</text:p>
          </table:table-cell>
          <table:table-cell office:value-type="float" office:value="3.05872141376406" calcext:value-type="float">
            <text:p>3.05872141376406</text:p>
          </table:table-cell>
          <table:table-cell office:value-type="float" office:value="3.99854115491181" calcext:value-type="float">
            <text:p>3.99854115491181</text:p>
          </table:table-cell>
          <table:table-cell office:value-type="float" office:value="3.80719909791379" calcext:value-type="float">
            <text:p>3.80719909791379</text:p>
          </table:table-cell>
          <table:table-cell office:value-type="float" office:value="8.70864967785409" calcext:value-type="float">
            <text:p>8.70864967785409</text:p>
          </table:table-cell>
          <table:table-cell office:value-type="float" office:value="9.85240139530296" calcext:value-type="float">
            <text:p>9.85240139530296</text:p>
          </table:table-cell>
          <table:table-cell office:value-type="float" office:value="7.61649122993497" calcext:value-type="float">
            <text:p>7.61649122993497</text:p>
          </table:table-cell>
          <table:table-cell office:value-type="float" office:value="2.90598895412959" calcext:value-type="float">
            <text:p>2.90598895412959</text:p>
          </table:table-cell>
          <table:table-cell office:value-type="float" office:value="3.19868791217959" calcext:value-type="float">
            <text:p>3.19868791217959</text:p>
          </table:table-cell>
          <table:table-cell office:value-type="float" office:value="4.19381958472242" calcext:value-type="float">
            <text:p>4.19381958472242</text:p>
          </table:table-cell>
          <table:table-cell office:value-type="float" office:value="4.76458052763173" calcext:value-type="float">
            <text:p>4.76458052763173</text:p>
          </table:table-cell>
          <table:table-cell office:value-type="float" office:value="4.32230907187249" calcext:value-type="float">
            <text:p>4.32230907187249</text:p>
          </table:table-cell>
          <table:table-cell office:value-type="float" office:value="4.02053916539783" calcext:value-type="float">
            <text:p>4.02053916539783</text:p>
          </table:table-cell>
          <table:table-cell office:value-type="float" office:value="5.49649923478655" calcext:value-type="float">
            <text:p>5.49649923478655</text:p>
          </table:table-cell>
          <table:table-cell office:value-type="float" office:value="6.83961508593476" calcext:value-type="float">
            <text:p>6.83961508593476</text:p>
          </table:table-cell>
          <table:table-cell office:value-type="float" office:value="4.01042122926414" calcext:value-type="float">
            <text:p>4.01042122926414</text:p>
          </table:table-cell>
          <table:table-cell office:value-type="float" office:value="4.75805249629829" calcext:value-type="float">
            <text:p>4.75805249629829</text:p>
          </table:table-cell>
          <table:table-cell office:value-type="float" office:value="3.15720824454963" calcext:value-type="float">
            <text:p>3.15720824454963</text:p>
          </table:table-cell>
          <table:table-cell office:value-type="float" office:value="5.45928992356035" calcext:value-type="float">
            <text:p>5.45928992356035</text:p>
          </table:table-cell>
          <table:table-cell office:value-type="float" office:value="5.19737418873569" calcext:value-type="float">
            <text:p>5.19737418873569</text:p>
          </table:table-cell>
          <table:table-cell office:value-type="float" office:value="5.30429259491492" calcext:value-type="float">
            <text:p>5.30429259491492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615789426027847" calcext:value-type="float">
            <text:p>0.00615789426027847</text:p>
          </table:table-cell>
          <table:table-cell office:value-type="float" office:value="0.022705103860297" calcext:value-type="float">
            <text:p>0.022705103860297</text:p>
          </table:table-cell>
          <table:table-cell office:value-type="float" office:value="0.00989016829790339" calcext:value-type="float">
            <text:p>0.00989016829790339</text:p>
          </table:table-cell>
          <table:table-cell office:value-type="float" office:value="0.0161468493730842" calcext:value-type="float">
            <text:p>0.0161468493730842</text:p>
          </table:table-cell>
          <table:table-cell office:value-type="float" office:value="0.0130650403313454" calcext:value-type="float">
            <text:p>0.0130650403313454</text:p>
          </table:table-cell>
          <table:table-cell office:value-type="float" office:value="0.0229606665387556" calcext:value-type="float">
            <text:p>0.0229606665387556</text:p>
          </table:table-cell>
          <table:table-cell office:value-type="float" office:value="0.0114595063938643" calcext:value-type="float">
            <text:p>0.0114595063938643</text:p>
          </table:table-cell>
          <table:table-cell office:value-type="float" office:value="0.0401203635461606" calcext:value-type="float">
            <text:p>0.0401203635461606</text:p>
          </table:table-cell>
          <table:table-cell office:value-type="float" office:value="0.0122121884989642" calcext:value-type="float">
            <text:p>0.0122121884989642</text:p>
          </table:table-cell>
          <table:table-cell office:value-type="float" office:value="0.022305415090214" calcext:value-type="float">
            <text:p>0.022305415090214</text:p>
          </table:table-cell>
          <table:table-cell office:value-type="float" office:value="0.0167476837011629" calcext:value-type="float">
            <text:p>0.0167476837011629</text:p>
          </table:table-cell>
          <table:table-cell office:value-type="float" office:value="0.0237869865518157" calcext:value-type="float">
            <text:p>0.0237869865518157</text:p>
          </table:table-cell>
          <table:table-cell office:value-type="float" office:value="0.0181587282124246" calcext:value-type="float">
            <text:p>0.0181587282124246</text:p>
          </table:table-cell>
          <table:table-cell office:value-type="float" office:value="0.0157438977458979" calcext:value-type="float">
            <text:p>0.0157438977458979</text:p>
          </table:table-cell>
          <table:table-cell office:value-type="float" office:value="0.0208682788318281" calcext:value-type="float">
            <text:p>0.0208682788318281</text:p>
          </table:table-cell>
          <table:table-cell office:value-type="float" office:value="0.00585963820836521" calcext:value-type="float">
            <text:p>0.00585963820836521</text:p>
          </table:table-cell>
          <table:table-cell office:value-type="float" office:value="0.0125629115277492" calcext:value-type="float">
            <text:p>0.0125629115277492</text:p>
          </table:table-cell>
          <table:table-cell office:value-type="float" office:value="0.0151101336794315" calcext:value-type="float">
            <text:p>0.0151101336794315</text:p>
          </table:table-cell>
          <table:table-cell office:value-type="float" office:value="0.0156068365481405" calcext:value-type="float">
            <text:p>0.0156068365481405</text:p>
          </table:table-cell>
          <table:table-cell office:value-type="float" office:value="0.0178310500943689" calcext:value-type="float">
            <text:p>0.0178310500943689</text:p>
          </table:table-cell>
          <table:table-cell office:value-type="float" office:value="0.0161103799125345" calcext:value-type="float">
            <text:p>0.0161103799125345</text:p>
          </table:table-cell>
          <table:table-cell office:value-type="float" office:value="0.00688577023968701" calcext:value-type="float">
            <text:p>0.00688577023968701</text:p>
          </table:table-cell>
          <table:table-cell office:value-type="float" office:value="0.0229177962315276" calcext:value-type="float">
            <text:p>0.0229177962315276</text:p>
          </table:table-cell>
          <table:table-cell office:value-type="float" office:value="0.0148969137028954" calcext:value-type="float">
            <text:p>0.0148969137028954</text:p>
          </table:table-cell>
          <table:table-cell office:value-type="float" office:value="0.00636203237485817" calcext:value-type="float">
            <text:p>0.00636203237485817</text:p>
          </table:table-cell>
          <table:table-cell office:value-type="float" office:value="0.0246494041964396" calcext:value-type="float">
            <text:p>0.0246494041964396</text:p>
          </table:table-cell>
          <table:table-cell office:value-type="float" office:value="0.014864136554799" calcext:value-type="float">
            <text:p>0.014864136554799</text:p>
          </table:table-cell>
          <table:table-cell office:value-type="float" office:value="0.00812032046198414" calcext:value-type="float">
            <text:p>0.00812032046198414</text:p>
          </table:table-cell>
          <table:table-cell office:value-type="float" office:value="0.0283849511480639" calcext:value-type="float">
            <text:p>0.0283849511480639</text:p>
          </table:table-cell>
          <table:table-cell office:value-type="float" office:value="0.00497624669797395" calcext:value-type="float">
            <text:p>0.00497624669797395</text:p>
          </table:table-cell>
          <table:table-cell office:value-type="float" office:value="0.0284583293937366" calcext:value-type="float">
            <text:p>0.0284583293937366</text:p>
          </table:table-cell>
          <table:table-cell office:value-type="float" office:value="0.019446645527653" calcext:value-type="float">
            <text:p>0.019446645527653</text:p>
          </table:table-cell>
          <table:table-cell office:value-type="float" office:value="0.0139576194866828" calcext:value-type="float">
            <text:p>0.0139576194866828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252483711499679" calcext:value-type="float">
            <text:p>0.0252483711499679</text:p>
          </table:table-cell>
          <table:table-cell office:value-type="float" office:value="0.0722651531049492" calcext:value-type="float">
            <text:p>0.0722651531049492</text:p>
          </table:table-cell>
          <table:table-cell office:value-type="float" office:value="0.0406405615338393" calcext:value-type="float">
            <text:p>0.0406405615338393</text:p>
          </table:table-cell>
          <table:table-cell office:value-type="float" office:value="0.043841083068911" calcext:value-type="float">
            <text:p>0.043841083068911</text:p>
          </table:table-cell>
          <table:table-cell office:value-type="float" office:value="0.0532448304701813" calcext:value-type="float">
            <text:p>0.0532448304701813</text:p>
          </table:table-cell>
          <table:table-cell office:value-type="float" office:value="0.0331740373269261" calcext:value-type="float">
            <text:p>0.0331740373269261</text:p>
          </table:table-cell>
          <table:table-cell office:value-type="float" office:value="0.0089857926298869" calcext:value-type="float">
            <text:p>0.0089857926298869</text:p>
          </table:table-cell>
          <table:table-cell office:value-type="float" office:value="0.0507946648460331" calcext:value-type="float">
            <text:p>0.0507946648460331</text:p>
          </table:table-cell>
          <table:table-cell office:value-type="float" office:value="0.0495973304717119" calcext:value-type="float">
            <text:p>0.0495973304717119</text:p>
          </table:table-cell>
          <table:table-cell office:value-type="float" office:value="0.0624217505307376" calcext:value-type="float">
            <text:p>0.0624217505307376</text:p>
          </table:table-cell>
          <table:table-cell office:value-type="float" office:value="0.0729304351759952" calcext:value-type="float">
            <text:p>0.0729304351759952</text:p>
          </table:table-cell>
          <table:table-cell office:value-type="float" office:value="0.0567822757726476" calcext:value-type="float">
            <text:p>0.0567822757726476</text:p>
          </table:table-cell>
          <table:table-cell office:value-type="float" office:value="0.0321102434181641" calcext:value-type="float">
            <text:p>0.0321102434181641</text:p>
          </table:table-cell>
          <table:table-cell office:value-type="float" office:value="0.0281019316990122" calcext:value-type="float">
            <text:p>0.0281019316990122</text:p>
          </table:table-cell>
          <table:table-cell office:value-type="float" office:value="0.037126117099409" calcext:value-type="float">
            <text:p>0.037126117099409</text:p>
          </table:table-cell>
          <table:table-cell office:value-type="float" office:value="0.0238836298519119" calcext:value-type="float">
            <text:p>0.0238836298519119</text:p>
          </table:table-cell>
          <table:table-cell office:value-type="float" office:value="0.060936371871297" calcext:value-type="float">
            <text:p>0.060936371871297</text:p>
          </table:table-cell>
          <table:table-cell office:value-type="float" office:value="0.066283292020383" calcext:value-type="float">
            <text:p>0.066283292020383</text:p>
          </table:table-cell>
          <table:table-cell office:value-type="float" office:value="0.0523201931689375" calcext:value-type="float">
            <text:p>0.0523201931689375</text:p>
          </table:table-cell>
          <table:table-cell office:value-type="float" office:value="0.0263572861417614" calcext:value-type="float">
            <text:p>0.0263572861417614</text:p>
          </table:table-cell>
          <table:table-cell office:value-type="float" office:value="0.0287365582874279" calcext:value-type="float">
            <text:p>0.0287365582874279</text:p>
          </table:table-cell>
          <table:table-cell office:value-type="float" office:value="0.028224140483518" calcext:value-type="float">
            <text:p>0.028224140483518</text:p>
          </table:table-cell>
          <table:table-cell office:value-type="float" office:value="0.0401744485765341" calcext:value-type="float">
            <text:p>0.0401744485765341</text:p>
          </table:table-cell>
          <table:table-cell office:value-type="float" office:value="0.0339657898234974" calcext:value-type="float">
            <text:p>0.0339657898234974</text:p>
          </table:table-cell>
          <table:table-cell office:value-type="float" office:value="0.0258782203131014" calcext:value-type="float">
            <text:p>0.0258782203131014</text:p>
          </table:table-cell>
          <table:table-cell office:value-type="float" office:value="0.0483215740047294" calcext:value-type="float">
            <text:p>0.0483215740047294</text:p>
          </table:table-cell>
          <table:table-cell office:value-type="float" office:value="0.048479402287203" calcext:value-type="float">
            <text:p>0.048479402287203</text:p>
          </table:table-cell>
          <table:table-cell office:value-type="float" office:value="0.0277967780180285" calcext:value-type="float">
            <text:p>0.0277967780180285</text:p>
          </table:table-cell>
          <table:table-cell office:value-type="float" office:value="0.0432200341111711" calcext:value-type="float">
            <text:p>0.0432200341111711</text:p>
          </table:table-cell>
          <table:table-cell office:value-type="float" office:value="0.0202029682470535" calcext:value-type="float">
            <text:p>0.0202029682470535</text:p>
          </table:table-cell>
          <table:table-cell office:value-type="float" office:value="0.0502414113465863" calcext:value-type="float">
            <text:p>0.0502414113465863</text:p>
          </table:table-cell>
          <table:table-cell office:value-type="float" office:value="0.0427989906497788" calcext:value-type="float">
            <text:p>0.0427989906497788</text:p>
          </table:table-cell>
          <table:table-cell office:value-type="float" office:value="0.0384565905092328" calcext:value-type="float">
            <text:p>0.0384565905092328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60139210976551" calcext:value-type="float">
            <text:p>0.160139210976551</text:p>
          </table:table-cell>
          <table:table-cell office:value-type="float" office:value="0.523968583864319" calcext:value-type="float">
            <text:p>0.523968583864319</text:p>
          </table:table-cell>
          <table:table-cell office:value-type="float" office:value="0.270910825746757" calcext:value-type="float">
            <text:p>0.270910825746757</text:p>
          </table:table-cell>
          <table:table-cell office:value-type="float" office:value="0.320069430837601" calcext:value-type="float">
            <text:p>0.320069430837601</text:p>
          </table:table-cell>
          <table:table-cell office:value-type="float" office:value="0.357336611239198" calcext:value-type="float">
            <text:p>0.357336611239198</text:p>
          </table:table-cell>
          <table:table-cell office:value-type="float" office:value="0.353025328546194" calcext:value-type="float">
            <text:p>0.353025328546194</text:p>
          </table:table-cell>
          <table:table-cell office:value-type="float" office:value="0.154634363606636" calcext:value-type="float">
            <text:p>0.154634363606636</text:p>
          </table:table-cell>
          <table:table-cell office:value-type="float" office:value="0.681208244670905" calcext:value-type="float">
            <text:p>0.681208244670905</text:p>
          </table:table-cell>
          <table:table-cell office:value-type="float" office:value="0.315978448591636" calcext:value-type="float">
            <text:p>0.315978448591636</text:p>
          </table:table-cell>
          <table:table-cell office:value-type="float" office:value="0.424168859676732" calcext:value-type="float">
            <text:p>0.424168859676732</text:p>
          </table:table-cell>
          <table:table-cell office:value-type="float" office:value="0.372177303667105" calcext:value-type="float">
            <text:p>0.372177303667105</text:p>
          </table:table-cell>
          <table:table-cell office:value-type="float" office:value="0.439309785102956" calcext:value-type="float">
            <text:p>0.439309785102956</text:p>
          </table:table-cell>
          <table:table-cell office:value-type="float" office:value="0.263169049817691" calcext:value-type="float">
            <text:p>0.263169049817691</text:p>
          </table:table-cell>
          <table:table-cell office:value-type="float" office:value="0.291428665482963" calcext:value-type="float">
            <text:p>0.291428665482963</text:p>
          </table:table-cell>
          <table:table-cell office:value-type="float" office:value="0.335410164646722" calcext:value-type="float">
            <text:p>0.335410164646722</text:p>
          </table:table-cell>
          <table:table-cell office:value-type="float" office:value="0.176774816441107" calcext:value-type="float">
            <text:p>0.176774816441107</text:p>
          </table:table-cell>
          <table:table-cell office:value-type="float" office:value="0.312354976699642" calcext:value-type="float">
            <text:p>0.312354976699642</text:p>
          </table:table-cell>
          <table:table-cell office:value-type="float" office:value="0.416457292112093" calcext:value-type="float">
            <text:p>0.416457292112093</text:p>
          </table:table-cell>
          <table:table-cell office:value-type="float" office:value="0.398873879219438" calcext:value-type="float">
            <text:p>0.398873879219438</text:p>
          </table:table-cell>
          <table:table-cell office:value-type="float" office:value="0.238393145951153" calcext:value-type="float">
            <text:p>0.238393145951153</text:p>
          </table:table-cell>
          <table:table-cell office:value-type="float" office:value="0.279262675565269" calcext:value-type="float">
            <text:p>0.279262675565269</text:p>
          </table:table-cell>
          <table:table-cell office:value-type="float" office:value="0.205048036988414" calcext:value-type="float">
            <text:p>0.205048036988414</text:p>
          </table:table-cell>
          <table:table-cell office:value-type="float" office:value="0.354133976708765" calcext:value-type="float">
            <text:p>0.354133976708765</text:p>
          </table:table-cell>
          <table:table-cell office:value-type="float" office:value="0.278614434369505" calcext:value-type="float">
            <text:p>0.278614434369505</text:p>
          </table:table-cell>
          <table:table-cell office:value-type="float" office:value="0.165930557632436" calcext:value-type="float">
            <text:p>0.165930557632436</text:p>
          </table:table-cell>
          <table:table-cell office:value-type="float" office:value="0.45061793177893" calcext:value-type="float">
            <text:p>0.45061793177893</text:p>
          </table:table-cell>
          <table:table-cell office:value-type="float" office:value="0.357350226857134" calcext:value-type="float">
            <text:p>0.357350226857134</text:p>
          </table:table-cell>
          <table:table-cell office:value-type="float" office:value="0.205944533635987" calcext:value-type="float">
            <text:p>0.205944533635987</text:p>
          </table:table-cell>
          <table:table-cell office:value-type="float" office:value="0.385690835104202" calcext:value-type="float">
            <text:p>0.385690835104202</text:p>
          </table:table-cell>
          <table:table-cell office:value-type="float" office:value="0.143744601761877" calcext:value-type="float">
            <text:p>0.143744601761877</text:p>
          </table:table-cell>
          <table:table-cell office:value-type="float" office:value="0.425680668242113" calcext:value-type="float">
            <text:p>0.425680668242113</text:p>
          </table:table-cell>
          <table:table-cell office:value-type="float" office:value="0.352084721944222" calcext:value-type="float">
            <text:p>0.352084721944222</text:p>
          </table:table-cell>
          <table:table-cell office:value-type="float" office:value="0.280912971929772" calcext:value-type="float">
            <text:p>0.280912971929772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654250393954229" calcext:value-type="float">
            <text:p>0.654250393954229</text:p>
          </table:table-cell>
          <table:table-cell office:value-type="float" office:value="1.89919549979508" calcext:value-type="float">
            <text:p>1.89919549979508</text:p>
          </table:table-cell>
          <table:table-cell office:value-type="float" office:value="1.06644525373641" calcext:value-type="float">
            <text:p>1.06644525373641</text:p>
          </table:table-cell>
          <table:table-cell office:value-type="float" office:value="1.07345481664749" calcext:value-type="float">
            <text:p>1.07345481664749</text:p>
          </table:table-cell>
          <table:table-cell office:value-type="float" office:value="1.22447804103905" calcext:value-type="float">
            <text:p>1.22447804103905</text:p>
          </table:table-cell>
          <table:table-cell office:value-type="float" office:value="0.897751763221476" calcext:value-type="float">
            <text:p>0.897751763221476</text:p>
          </table:table-cell>
          <table:table-cell office:value-type="float" office:value="0.420054656550848" calcext:value-type="float">
            <text:p>0.420054656550848</text:p>
          </table:table-cell>
          <table:table-cell office:value-type="float" office:value="2.01818631237561" calcext:value-type="float">
            <text:p>2.01818631237561</text:p>
          </table:table-cell>
          <table:table-cell office:value-type="float" office:value="1.1083913341063" calcext:value-type="float">
            <text:p>1.1083913341063</text:p>
          </table:table-cell>
          <table:table-cell office:value-type="float" office:value="1.44474841583304" calcext:value-type="float">
            <text:p>1.44474841583304</text:p>
          </table:table-cell>
          <table:table-cell office:value-type="float" office:value="1.33984720196407" calcext:value-type="float">
            <text:p>1.33984720196407</text:p>
          </table:table-cell>
          <table:table-cell office:value-type="float" office:value="1.38255229398672" calcext:value-type="float">
            <text:p>1.38255229398672</text:p>
          </table:table-cell>
          <table:table-cell office:value-type="float" office:value="0.84700066156451" calcext:value-type="float">
            <text:p>0.84700066156451</text:p>
          </table:table-cell>
          <table:table-cell office:value-type="float" office:value="0.868681863445906" calcext:value-type="float">
            <text:p>0.868681863445906</text:p>
          </table:table-cell>
          <table:table-cell office:value-type="float" office:value="0.77358699833345" calcext:value-type="float">
            <text:p>0.77358699833345</text:p>
          </table:table-cell>
          <table:table-cell office:value-type="float" office:value="0.652149780866933" calcext:value-type="float">
            <text:p>0.652149780866933</text:p>
          </table:table-cell>
          <table:table-cell office:value-type="float" office:value="1.12823690006617" calcext:value-type="float">
            <text:p>1.12823690006617</text:p>
          </table:table-cell>
          <table:table-cell office:value-type="float" office:value="2.08848250947795" calcext:value-type="float">
            <text:p>2.08848250947795</text:p>
          </table:table-cell>
          <table:table-cell office:value-type="float" office:value="1.84997699743842" calcext:value-type="float">
            <text:p>1.84997699743842</text:p>
          </table:table-cell>
          <table:table-cell office:value-type="float" office:value="0.640282482037136" calcext:value-type="float">
            <text:p>0.640282482037136</text:p>
          </table:table-cell>
          <table:table-cell office:value-type="float" office:value="0.927490876526234" calcext:value-type="float">
            <text:p>0.927490876526234</text:p>
          </table:table-cell>
          <table:table-cell office:value-type="float" office:value="0.595783519858508" calcext:value-type="float">
            <text:p>0.595783519858508</text:p>
          </table:table-cell>
          <table:table-cell office:value-type="float" office:value="1.23894268262355" calcext:value-type="float">
            <text:p>1.23894268262355</text:p>
          </table:table-cell>
          <table:table-cell office:value-type="float" office:value="0.972158535911534" calcext:value-type="float">
            <text:p>0.972158535911534</text:p>
          </table:table-cell>
          <table:table-cell office:value-type="float" office:value="0.810455252904644" calcext:value-type="float">
            <text:p>0.810455252904644</text:p>
          </table:table-cell>
          <table:table-cell office:value-type="float" office:value="0.882734024907575" calcext:value-type="float">
            <text:p>0.882734024907575</text:p>
          </table:table-cell>
          <table:table-cell office:value-type="float" office:value="1.02700681173022" calcext:value-type="float">
            <text:p>1.02700681173022</text:p>
          </table:table-cell>
          <table:table-cell office:value-type="float" office:value="0.827761378812263" calcext:value-type="float">
            <text:p>0.827761378812263</text:p>
          </table:table-cell>
          <table:table-cell office:value-type="float" office:value="1.16847481071514" calcext:value-type="float">
            <text:p>1.16847481071514</text:p>
          </table:table-cell>
          <table:table-cell office:value-type="float" office:value="0.583996848761764" calcext:value-type="float">
            <text:p>0.583996848761764</text:p>
          </table:table-cell>
          <table:table-cell office:value-type="float" office:value="0.926253912458352" calcext:value-type="float">
            <text:p>0.926253912458352</text:p>
          </table:table-cell>
          <table:table-cell office:value-type="float" office:value="0.784430920397161" calcext:value-type="float">
            <text:p>0.784430920397161</text:p>
          </table:table-cell>
          <table:table-cell office:value-type="float" office:value="0.996796210093033" calcext:value-type="float">
            <text:p>0.996796210093033</text:p>
          </table:table-cell>
        </table:table-row>
        <table:table-row table:style-name="ro1">
          <table:table-cell office:value-type="string" calcext:value-type="string">
            <text:p>PHV - Diesel</text:p>
          </table:table-cell>
          <table:table-cell office:value-type="float" office:value="0.196599114795084" calcext:value-type="float">
            <text:p>0.196599114795084</text:p>
          </table:table-cell>
          <table:table-cell office:value-type="float" office:value="0.463857080318682" calcext:value-type="float">
            <text:p>0.463857080318682</text:p>
          </table:table-cell>
          <table:table-cell office:value-type="float" office:value="0.276062609457272" calcext:value-type="float">
            <text:p>0.276062609457272</text:p>
          </table:table-cell>
          <table:table-cell office:value-type="float" office:value="0.330084063022287" calcext:value-type="float">
            <text:p>0.330084063022287</text:p>
          </table:table-cell>
          <table:table-cell office:value-type="float" office:value="0.347439933736412" calcext:value-type="float">
            <text:p>0.347439933736412</text:p>
          </table:table-cell>
          <table:table-cell office:value-type="float" office:value="0.537288048437389" calcext:value-type="float">
            <text:p>0.537288048437389</text:p>
          </table:table-cell>
          <table:table-cell office:value-type="float" office:value="0.168145257562344" calcext:value-type="float">
            <text:p>0.168145257562344</text:p>
          </table:table-cell>
          <table:table-cell office:value-type="float" office:value="1.04428137868205" calcext:value-type="float">
            <text:p>1.04428137868205</text:p>
          </table:table-cell>
          <table:table-cell office:value-type="float" office:value="0.364814429463163" calcext:value-type="float">
            <text:p>0.364814429463163</text:p>
          </table:table-cell>
          <table:table-cell office:value-type="float" office:value="0.440260205174577" calcext:value-type="float">
            <text:p>0.440260205174577</text:p>
          </table:table-cell>
          <table:table-cell office:value-type="float" office:value="0.438914887396528" calcext:value-type="float">
            <text:p>0.438914887396528</text:p>
          </table:table-cell>
          <table:table-cell office:value-type="float" office:value="0.311950702496437" calcext:value-type="float">
            <text:p>0.311950702496437</text:p>
          </table:table-cell>
          <table:table-cell office:value-type="float" office:value="0.272694341287879" calcext:value-type="float">
            <text:p>0.272694341287879</text:p>
          </table:table-cell>
          <table:table-cell office:value-type="float" office:value="0.289609278577424" calcext:value-type="float">
            <text:p>0.289609278577424</text:p>
          </table:table-cell>
          <table:table-cell office:value-type="float" office:value="0.232312853291482" calcext:value-type="float">
            <text:p>0.232312853291482</text:p>
          </table:table-cell>
          <table:table-cell office:value-type="float" office:value="0.237730815544815" calcext:value-type="float">
            <text:p>0.237730815544815</text:p>
          </table:table-cell>
          <table:table-cell office:value-type="float" office:value="0.356433687262809" calcext:value-type="float">
            <text:p>0.356433687262809</text:p>
          </table:table-cell>
          <table:table-cell office:value-type="float" office:value="0.949837952079585" calcext:value-type="float">
            <text:p>0.949837952079585</text:p>
          </table:table-cell>
          <table:table-cell office:value-type="float" office:value="0.779570197606863" calcext:value-type="float">
            <text:p>0.779570197606863</text:p>
          </table:table-cell>
          <table:table-cell office:value-type="float" office:value="0.327728001097274" calcext:value-type="float">
            <text:p>0.327728001097274</text:p>
          </table:table-cell>
          <table:table-cell office:value-type="float" office:value="0.451858196998903" calcext:value-type="float">
            <text:p>0.451858196998903</text:p>
          </table:table-cell>
          <table:table-cell office:value-type="float" office:value="0.234966707436907" calcext:value-type="float">
            <text:p>0.234966707436907</text:p>
          </table:table-cell>
          <table:table-cell office:value-type="float" office:value="0.457456811566497" calcext:value-type="float">
            <text:p>0.457456811566497</text:p>
          </table:table-cell>
          <table:table-cell office:value-type="float" office:value="0.241786055202695" calcext:value-type="float">
            <text:p>0.241786055202695</text:p>
          </table:table-cell>
          <table:table-cell office:value-type="float" office:value="0.208636110379987" calcext:value-type="float">
            <text:p>0.208636110379987</text:p>
          </table:table-cell>
          <table:table-cell office:value-type="float" office:value="0.333300083124076" calcext:value-type="float">
            <text:p>0.333300083124076</text:p>
          </table:table-cell>
          <table:table-cell office:value-type="float" office:value="0.375479050888433" calcext:value-type="float">
            <text:p>0.375479050888433</text:p>
          </table:table-cell>
          <table:table-cell office:value-type="float" office:value="0.216016269683027" calcext:value-type="float">
            <text:p>0.216016269683027</text:p>
          </table:table-cell>
          <table:table-cell office:value-type="float" office:value="0.453040004324313" calcext:value-type="float">
            <text:p>0.453040004324313</text:p>
          </table:table-cell>
          <table:table-cell office:value-type="float" office:value="0.148000874914098" calcext:value-type="float">
            <text:p>0.148000874914098</text:p>
          </table:table-cell>
          <table:table-cell office:value-type="float" office:value="0.465433318405958" calcext:value-type="float">
            <text:p>0.465433318405958</text:p>
          </table:table-cell>
          <table:table-cell office:value-type="float" office:value="0.26730327381497" calcext:value-type="float">
            <text:p>0.26730327381497</text:p>
          </table:table-cell>
          <table:table-cell office:value-type="float" office:value="0.36652076373257" calcext:value-type="float">
            <text:p>0.36652076373257</text:p>
          </table:table-cell>
        </table:table-row>
        <table:table-row table:style-name="ro1">
          <table:table-cell office:value-type="string" calcext:value-type="string">
            <text:p>PHV - Electric</text:p>
          </table:table-cell>
          <table:table-cell office:value-type="float" office:value="0.0027878894342425" calcext:value-type="float">
            <text:p>0.0027878894342425</text:p>
          </table:table-cell>
          <table:table-cell office:value-type="float" office:value="0.00721260995587261" calcext:value-type="float">
            <text:p>0.00721260995587261</text:p>
          </table:table-cell>
          <table:table-cell office:value-type="float" office:value="0.00399287594397811" calcext:value-type="float">
            <text:p>0.00399287594397811</text:p>
          </table:table-cell>
          <table:table-cell office:value-type="float" office:value="0.00534964798636461" calcext:value-type="float">
            <text:p>0.00534964798636461</text:p>
          </table:table-cell>
          <table:table-cell office:value-type="float" office:value="0.00506368721263122" calcext:value-type="float">
            <text:p>0.00506368721263122</text:p>
          </table:table-cell>
          <table:table-cell office:value-type="float" office:value="0.0106597155490688" calcext:value-type="float">
            <text:p>0.0106597155490688</text:p>
          </table:table-cell>
          <table:table-cell office:value-type="float" office:value="0.00362348187386836" calcext:value-type="float">
            <text:p>0.00362348187386836</text:p>
          </table:table-cell>
          <table:table-cell office:value-type="float" office:value="0.021011080852494" calcext:value-type="float">
            <text:p>0.021011080852494</text:p>
          </table:table-cell>
          <table:table-cell office:value-type="float" office:value="0.00528852754625742" calcext:value-type="float">
            <text:p>0.00528852754625742</text:p>
          </table:table-cell>
          <table:table-cell office:value-type="float" office:value="0.00695137934844721" calcext:value-type="float">
            <text:p>0.00695137934844721</text:p>
          </table:table-cell>
          <table:table-cell office:value-type="float" office:value="0.00641504407589545" calcext:value-type="float">
            <text:p>0.00641504407589545</text:p>
          </table:table-cell>
          <table:table-cell office:value-type="float" office:value="0.00527421376794998" calcext:value-type="float">
            <text:p>0.00527421376794998</text:p>
          </table:table-cell>
          <table:table-cell office:value-type="float" office:value="0.00522815907792016" calcext:value-type="float">
            <text:p>0.00522815907792016</text:p>
          </table:table-cell>
          <table:table-cell office:value-type="float" office:value="0.00566016636826706" calcext:value-type="float">
            <text:p>0.00566016636826706</text:p>
          </table:table-cell>
          <table:table-cell office:value-type="float" office:value="0.00451686799590878" calcext:value-type="float">
            <text:p>0.00451686799590878</text:p>
          </table:table-cell>
          <table:table-cell office:value-type="float" office:value="0.00336749232794966" calcext:value-type="float">
            <text:p>0.00336749232794966</text:p>
          </table:table-cell>
          <table:table-cell office:value-type="float" office:value="0.00508153738068879" calcext:value-type="float">
            <text:p>0.00508153738068879</text:p>
          </table:table-cell>
          <table:table-cell office:value-type="float" office:value="0.0137608183233453" calcext:value-type="float">
            <text:p>0.0137608183233453</text:p>
          </table:table-cell>
          <table:table-cell office:value-type="float" office:value="0.0120836883450925" calcext:value-type="float">
            <text:p>0.0120836883450925</text:p>
          </table:table-cell>
          <table:table-cell office:value-type="float" office:value="0.00653280253934584" calcext:value-type="float">
            <text:p>0.00653280253934584</text:p>
          </table:table-cell>
          <table:table-cell office:value-type="float" office:value="0.00858392239208855" calcext:value-type="float">
            <text:p>0.00858392239208855</text:p>
          </table:table-cell>
          <table:table-cell office:value-type="float" office:value="0.00338937474263099" calcext:value-type="float">
            <text:p>0.00338937474263099</text:p>
          </table:table-cell>
          <table:table-cell office:value-type="float" office:value="0.00886722255229934" calcext:value-type="float">
            <text:p>0.00886722255229934</text:p>
          </table:table-cell>
          <table:table-cell office:value-type="float" office:value="0.00414639503116801" calcext:value-type="float">
            <text:p>0.00414639503116801</text:p>
          </table:table-cell>
          <table:table-cell office:value-type="float" office:value="0.00300086623890107" calcext:value-type="float">
            <text:p>0.00300086623890107</text:p>
          </table:table-cell>
          <table:table-cell office:value-type="float" office:value="0.00629326445408381" calcext:value-type="float">
            <text:p>0.00629326445408381</text:p>
          </table:table-cell>
          <table:table-cell office:value-type="float" office:value="0.00578815285683973" calcext:value-type="float">
            <text:p>0.00578815285683973</text:p>
          </table:table-cell>
          <table:table-cell office:value-type="float" office:value="0.00331428181305504" calcext:value-type="float">
            <text:p>0.00331428181305504</text:p>
          </table:table-cell>
          <table:table-cell office:value-type="float" office:value="0.00909596077040748" calcext:value-type="float">
            <text:p>0.00909596077040748</text:p>
          </table:table-cell>
          <table:table-cell office:value-type="float" office:value="0.00214524087384661" calcext:value-type="float">
            <text:p>0.00214524087384661</text:p>
          </table:table-cell>
          <table:table-cell office:value-type="float" office:value="0.00909022958425611" calcext:value-type="float">
            <text:p>0.00909022958425611</text:p>
          </table:table-cell>
          <table:table-cell office:value-type="float" office:value="0.00473567730689766" calcext:value-type="float">
            <text:p>0.00473567730689766</text:p>
          </table:table-cell>
          <table:table-cell office:value-type="float" office:value="0.00600761852930659" calcext:value-type="float">
            <text:p>0.00600761852930659</text:p>
          </table:table-cell>
        </table:table-row>
        <table:table-row table:style-name="ro1">
          <table:table-cell office:value-type="string" calcext:value-type="string">
            <text:p>PHV - Petrol</text:p>
          </table:table-cell>
          <table:table-cell office:value-type="float" office:value="0.210503105431384" calcext:value-type="float">
            <text:p>0.210503105431384</text:p>
          </table:table-cell>
          <table:table-cell office:value-type="float" office:value="0.548417401204993" calcext:value-type="float">
            <text:p>0.548417401204993</text:p>
          </table:table-cell>
          <table:table-cell office:value-type="float" office:value="0.301840239984946" calcext:value-type="float">
            <text:p>0.301840239984946</text:p>
          </table:table-cell>
          <table:table-cell office:value-type="float" office:value="0.402509418561383" calcext:value-type="float">
            <text:p>0.402509418561383</text:p>
          </table:table-cell>
          <table:table-cell office:value-type="float" office:value="0.381240605817537" calcext:value-type="float">
            <text:p>0.381240605817537</text:p>
          </table:table-cell>
          <table:table-cell office:value-type="float" office:value="0.775301629944129" calcext:value-type="float">
            <text:p>0.775301629944129</text:p>
          </table:table-cell>
          <table:table-cell office:value-type="float" office:value="0.243158998125423" calcext:value-type="float">
            <text:p>0.243158998125423</text:p>
          </table:table-cell>
          <table:table-cell office:value-type="float" office:value="1.51119023049945" calcext:value-type="float">
            <text:p>1.51119023049945</text:p>
          </table:table-cell>
          <table:table-cell office:value-type="float" office:value="0.397631468782639" calcext:value-type="float">
            <text:p>0.397631468782639</text:p>
          </table:table-cell>
          <table:table-cell office:value-type="float" office:value="0.523567777457824" calcext:value-type="float">
            <text:p>0.523567777457824</text:p>
          </table:table-cell>
          <table:table-cell office:value-type="float" office:value="0.493346619048394" calcext:value-type="float">
            <text:p>0.493346619048394</text:p>
          </table:table-cell>
          <table:table-cell office:value-type="float" office:value="0.397222571893685" calcext:value-type="float">
            <text:p>0.397222571893685</text:p>
          </table:table-cell>
          <table:table-cell office:value-type="float" office:value="0.392470216850184" calcext:value-type="float">
            <text:p>0.392470216850184</text:p>
          </table:table-cell>
          <table:table-cell office:value-type="float" office:value="0.425374870766211" calcext:value-type="float">
            <text:p>0.425374870766211</text:p>
          </table:table-cell>
          <table:table-cell office:value-type="float" office:value="0.338964757895552" calcext:value-type="float">
            <text:p>0.338964757895552</text:p>
          </table:table-cell>
          <table:table-cell office:value-type="float" office:value="0.25408092060486" calcext:value-type="float">
            <text:p>0.25408092060486</text:p>
          </table:table-cell>
          <table:table-cell office:value-type="float" office:value="0.391770589758915" calcext:value-type="float">
            <text:p>0.391770589758915</text:p>
          </table:table-cell>
          <table:table-cell office:value-type="float" office:value="1.0492725563972" calcext:value-type="float">
            <text:p>1.0492725563972</text:p>
          </table:table-cell>
          <table:table-cell office:value-type="float" office:value="0.91574989453729" calcext:value-type="float">
            <text:p>0.91574989453729</text:p>
          </table:table-cell>
          <table:table-cell office:value-type="float" office:value="0.475295180068581" calcext:value-type="float">
            <text:p>0.475295180068581</text:p>
          </table:table-cell>
          <table:table-cell office:value-type="float" office:value="0.647055343989756" calcext:value-type="float">
            <text:p>0.647055343989756</text:p>
          </table:table-cell>
          <table:table-cell office:value-type="float" office:value="0.255851698418905" calcext:value-type="float">
            <text:p>0.255851698418905</text:p>
          </table:table-cell>
          <table:table-cell office:value-type="float" office:value="0.643554563530631" calcext:value-type="float">
            <text:p>0.643554563530631</text:p>
          </table:table-cell>
          <table:table-cell office:value-type="float" office:value="0.31164759049412" calcext:value-type="float">
            <text:p>0.31164759049412</text:p>
          </table:table-cell>
          <table:table-cell office:value-type="float" office:value="0.226214972334497" calcext:value-type="float">
            <text:p>0.226214972334497</text:p>
          </table:table-cell>
          <table:table-cell office:value-type="float" office:value="0.473139751020017" calcext:value-type="float">
            <text:p>0.473139751020017</text:p>
          </table:table-cell>
          <table:table-cell office:value-type="float" office:value="0.437307776611282" calcext:value-type="float">
            <text:p>0.437307776611282</text:p>
          </table:table-cell>
          <table:table-cell office:value-type="float" office:value="0.249048364691784" calcext:value-type="float">
            <text:p>0.249048364691784</text:p>
          </table:table-cell>
          <table:table-cell office:value-type="float" office:value="0.661039877891752" calcext:value-type="float">
            <text:p>0.661039877891752</text:p>
          </table:table-cell>
          <table:table-cell office:value-type="float" office:value="0.161288592112753" calcext:value-type="float">
            <text:p>0.161288592112753</text:p>
          </table:table-cell>
          <table:table-cell office:value-type="float" office:value="0.681505300035145" calcext:value-type="float">
            <text:p>0.681505300035145</text:p>
          </table:table-cell>
          <table:table-cell office:value-type="float" office:value="0.356550403645347" calcext:value-type="float">
            <text:p>0.356550403645347</text:p>
          </table:table-cell>
          <table:table-cell office:value-type="float" office:value="0.452397583047793" calcext:value-type="float">
            <text:p>0.452397583047793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272218703270117" calcext:value-type="float">
            <text:p>0.272218703270117</text:p>
          </table:table-cell>
          <table:table-cell office:value-type="float" office:value="0.567122491963336" calcext:value-type="float">
            <text:p>0.567122491963336</text:p>
          </table:table-cell>
          <table:table-cell office:value-type="float" office:value="0.279973930109741" calcext:value-type="float">
            <text:p>0.279973930109741</text:p>
          </table:table-cell>
          <table:table-cell office:value-type="float" office:value="0.28116510462668" calcext:value-type="float">
            <text:p>0.28116510462668</text:p>
          </table:table-cell>
          <table:table-cell office:value-type="float" office:value="0.352744962995599" calcext:value-type="float">
            <text:p>0.352744962995599</text:p>
          </table:table-cell>
          <table:table-cell office:value-type="float" office:value="1.58485310520376" calcext:value-type="float">
            <text:p>1.58485310520376</text:p>
          </table:table-cell>
          <table:table-cell office:value-type="float" office:value="1.09279352194242" calcext:value-type="float">
            <text:p>1.09279352194242</text:p>
          </table:table-cell>
          <table:table-cell office:value-type="float" office:value="5.74723741287137" calcext:value-type="float">
            <text:p>5.74723741287137</text:p>
          </table:table-cell>
          <table:table-cell office:value-type="float" office:value="0.375275619375059" calcext:value-type="float">
            <text:p>0.375275619375059</text:p>
          </table:table-cell>
          <table:table-cell office:value-type="float" office:value="0.387853805740211" calcext:value-type="float">
            <text:p>0.387853805740211</text:p>
          </table:table-cell>
          <table:table-cell office:value-type="float" office:value="0.554835363514625" calcext:value-type="float">
            <text:p>0.554835363514625</text:p>
          </table:table-cell>
          <table:table-cell office:value-type="float" office:value="0.455394198829421" calcext:value-type="float">
            <text:p>0.455394198829421</text:p>
          </table:table-cell>
          <table:table-cell office:value-type="float" office:value="0.530828361024948" calcext:value-type="float">
            <text:p>0.530828361024948</text:p>
          </table:table-cell>
          <table:table-cell office:value-type="float" office:value="0.5778232434088" calcext:value-type="float">
            <text:p>0.5778232434088</text:p>
          </table:table-cell>
          <table:table-cell office:value-type="float" office:value="0.381181803959198" calcext:value-type="float">
            <text:p>0.381181803959198</text:p>
          </table:table-cell>
          <table:table-cell office:value-type="float" office:value="0.195773801754466" calcext:value-type="float">
            <text:p>0.195773801754466</text:p>
          </table:table-cell>
          <table:table-cell office:value-type="float" office:value="0.44573472611095" calcext:value-type="float">
            <text:p>0.44573472611095</text:p>
          </table:table-cell>
          <table:table-cell office:value-type="float" office:value="0.563272075777821" calcext:value-type="float">
            <text:p>0.563272075777821</text:p>
          </table:table-cell>
          <table:table-cell office:value-type="float" office:value="0.850171004736051" calcext:value-type="float">
            <text:p>0.850171004736051</text:p>
          </table:table-cell>
          <table:table-cell office:value-type="float" office:value="0.906647307013622" calcext:value-type="float">
            <text:p>0.906647307013622</text:p>
          </table:table-cell>
          <table:table-cell office:value-type="float" office:value="1.46815582968611" calcext:value-type="float">
            <text:p>1.46815582968611</text:p>
          </table:table-cell>
          <table:table-cell office:value-type="float" office:value="0.25191540569599" calcext:value-type="float">
            <text:p>0.25191540569599</text:p>
          </table:table-cell>
          <table:table-cell office:value-type="float" office:value="0.757835151769377" calcext:value-type="float">
            <text:p>0.757835151769377</text:p>
          </table:table-cell>
          <table:table-cell office:value-type="float" office:value="0.36383338153538" calcext:value-type="float">
            <text:p>0.36383338153538</text:p>
          </table:table-cell>
          <table:table-cell office:value-type="float" office:value="0.243517629618988" calcext:value-type="float">
            <text:p>0.243517629618988</text:p>
          </table:table-cell>
          <table:table-cell office:value-type="float" office:value="0.621125134511217" calcext:value-type="float">
            <text:p>0.621125134511217</text:p>
          </table:table-cell>
          <table:table-cell office:value-type="float" office:value="0.500707009728712" calcext:value-type="float">
            <text:p>0.500707009728712</text:p>
          </table:table-cell>
          <table:table-cell office:value-type="float" office:value="0.23136521156672" calcext:value-type="float">
            <text:p>0.23136521156672</text:p>
          </table:table-cell>
          <table:table-cell office:value-type="float" office:value="0.867552621300445" calcext:value-type="float">
            <text:p>0.867552621300445</text:p>
          </table:table-cell>
          <table:table-cell office:value-type="float" office:value="0.158257940350782" calcext:value-type="float">
            <text:p>0.158257940350782</text:p>
          </table:table-cell>
          <table:table-cell office:value-type="float" office:value="0.992582030820645" calcext:value-type="float">
            <text:p>0.992582030820645</text:p>
          </table:table-cell>
          <table:table-cell office:value-type="float" office:value="0.421141274541048" calcext:value-type="float">
            <text:p>0.421141274541048</text:p>
          </table:table-cell>
          <table:table-cell office:value-type="float" office:value="0.476665961141563" calcext:value-type="float">
            <text:p>0.476665961141563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15275474127947" calcext:value-type="float">
            <text:p>1.15275474127947</text:p>
          </table:table-cell>
          <table:table-cell table:style-name="ce5" office:value-type="float" office:value="2.76533965140646" calcext:value-type="float">
            <text:p>2.76533965140646</text:p>
          </table:table-cell>
          <table:table-cell table:style-name="ce5" office:value-type="float" office:value="1.4505786135644" calcext:value-type="float">
            <text:p>1.4505786135644</text:p>
          </table:table-cell>
          <table:table-cell table:style-name="ce5" office:value-type="float" office:value="2.00743739902886" calcext:value-type="float">
            <text:p>2.00743739902886</text:p>
          </table:table-cell>
          <table:table-cell table:style-name="ce5" office:value-type="float" office:value="2.1196779250086" calcext:value-type="float">
            <text:p>2.1196779250086</text:p>
          </table:table-cell>
          <table:table-cell table:style-name="ce5" office:value-type="float" office:value="1.41871706085417" calcext:value-type="float">
            <text:p>1.41871706085417</text:p>
          </table:table-cell>
          <table:table-cell table:style-name="ce5" office:value-type="float" office:value="0.470172429890742" calcext:value-type="float">
            <text:p>0.470172429890742</text:p>
          </table:table-cell>
          <table:table-cell table:style-name="ce5" office:value-type="float" office:value="2.78229554220509" calcext:value-type="float">
            <text:p>2.78229554220509</text:p>
          </table:table-cell>
          <table:table-cell table:style-name="ce5" office:value-type="float" office:value="2.22058825295087" calcext:value-type="float">
            <text:p>2.22058825295087</text:p>
          </table:table-cell>
          <table:table-cell table:style-name="ce5" office:value-type="float" office:value="2.23439013710185" calcext:value-type="float">
            <text:p>2.23439013710185</text:p>
          </table:table-cell>
          <table:table-cell table:style-name="ce5" office:value-type="float" office:value="1.67629864706142" calcext:value-type="float">
            <text:p>1.67629864706142</text:p>
          </table:table-cell>
          <table:table-cell table:style-name="ce5" office:value-type="float" office:value="2.58201262815779" calcext:value-type="float">
            <text:p>2.58201262815779</text:p>
          </table:table-cell>
          <table:table-cell table:style-name="ce5" office:value-type="float" office:value="1.59964670997783" calcext:value-type="float">
            <text:p>1.59964670997783</text:p>
          </table:table-cell>
          <table:table-cell table:style-name="ce5" office:value-type="float" office:value="1.14507400748413" calcext:value-type="float">
            <text:p>1.14507400748413</text:p>
          </table:table-cell>
          <table:table-cell table:style-name="ce5" office:value-type="float" office:value="1.53363505957531" calcext:value-type="float">
            <text:p>1.53363505957531</text:p>
          </table:table-cell>
          <table:table-cell table:style-name="ce5" office:value-type="float" office:value="1.13185318293046" calcext:value-type="float">
            <text:p>1.13185318293046</text:p>
          </table:table-cell>
          <table:table-cell table:style-name="ce5" office:value-type="float" office:value="1.91649261915364" calcext:value-type="float">
            <text:p>1.91649261915364</text:p>
          </table:table-cell>
          <table:table-cell table:style-name="ce5" office:value-type="float" office:value="2.02222881300268" calcext:value-type="float">
            <text:p>2.02222881300268</text:p>
          </table:table-cell>
          <table:table-cell table:style-name="ce5" office:value-type="float" office:value="1.6705942275233" calcext:value-type="float">
            <text:p>1.6705942275233</text:p>
          </table:table-cell>
          <table:table-cell table:style-name="ce5" office:value-type="float" office:value="1.43196701742158" calcext:value-type="float">
            <text:p>1.43196701742158</text:p>
          </table:table-cell>
          <table:table-cell table:style-name="ce5" office:value-type="float" office:value="1.16644587223305" calcext:value-type="float">
            <text:p>1.16644587223305</text:p>
          </table:table-cell>
          <table:table-cell table:style-name="ce5" office:value-type="float" office:value="1.02445277222322" calcext:value-type="float">
            <text:p>1.02445277222322</text:p>
          </table:table-cell>
          <table:table-cell table:style-name="ce5" office:value-type="float" office:value="2.31484596257706" calcext:value-type="float">
            <text:p>2.31484596257706</text:p>
          </table:table-cell>
          <table:table-cell table:style-name="ce5" office:value-type="float" office:value="1.7558315033789" calcext:value-type="float">
            <text:p>1.7558315033789</text:p>
          </table:table-cell>
          <table:table-cell table:style-name="ce5" office:value-type="float" office:value="1.09676518166224" calcext:value-type="float">
            <text:p>1.09676518166224</text:p>
          </table:table-cell>
          <table:table-cell table:style-name="ce5" office:value-type="float" office:value="1.71078260356327" calcext:value-type="float">
            <text:p>1.71078260356327</text:p>
          </table:table-cell>
          <table:table-cell table:style-name="ce5" office:value-type="float" office:value="1.44994504914056" calcext:value-type="float">
            <text:p>1.44994504914056</text:p>
          </table:table-cell>
          <table:table-cell table:style-name="ce5" office:value-type="float" office:value="1.36955891990513" calcext:value-type="float">
            <text:p>1.36955891990513</text:p>
          </table:table-cell>
          <table:table-cell table:style-name="ce5" office:value-type="float" office:value="2.19113700012636" calcext:value-type="float">
            <text:p>2.19113700012636</text:p>
          </table:table-cell>
          <table:table-cell table:style-name="ce5" office:value-type="float" office:value="0.968007514145683" calcext:value-type="float">
            <text:p>0.968007514145683</text:p>
          </table:table-cell>
          <table:table-cell table:style-name="ce5" office:value-type="float" office:value="1.37555109341225" calcext:value-type="float">
            <text:p>1.37555109341225</text:p>
          </table:table-cell>
          <table:table-cell table:style-name="ce5" office:value-type="float" office:value="1.46798367758853" calcext:value-type="float">
            <text:p>1.46798367758853</text:p>
          </table:table-cell>
          <table:table-cell table:style-name="ce5" office:value-type="float" office:value="1.66795652609419" calcext:value-type="float">
            <text:p>1.66795652609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04:41.583759388</dc:date>
    <meta:editing-duration>PT23M36S</meta:editing-duration>
    <meta:editing-cycles>9</meta:editing-cycles>
    <meta:generator>LibreOffice/7.4.5.1$Linux_X86_64 LibreOffice_project/40$Build-1</meta:generator>
    <meta:document-statistic meta:table-count="1" meta:cell-count="543" meta:object-count="0"/>
  </office:meta>
</office:document-meta>
</file>